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 Mr. Ivan Rozman Jr.</text:p>
      <text:p text:style-name="Standard"/>
      <text:p text:style-name="Standard">Hi. I am Oleksandr Yardas. I am the great grandson of William G. Yardas, who is the son of Ivan Yardas, who I believe is your grandfather. I am trying to piece together my family's ancestry and I heard from Teddi Ann Wisniewski and Pudge Yardas that you would be a good person to talk to this about. I am going on a college tour from the 21<text:span text:style-name="T1">st</text:span> of March to the 30<text:span text:style-name="T1">th</text:span> of March. We will be in Toronto at some point in the trip. If it is not any trouble, I would LOVE to meet you in person and get the chance to talk to you, if that is alright with you. I am attaching a copy of a letter I sent to Pudge, to give you a sense of the kind of information I am looking for. If anything piques your interest, don't hesitate to write back or contact me in another format. I hope that we get the chance to talk soon!</text:p>
      <text:p text:style-name="Standard"/>
      <text:p text:style-name="Standard">--Olek</text:p>
      <text:p text:style-name="Standard"/>
      <text:p text:style-name="Standard"/>
      <text:p text:style-name="Standard"/>
      <text:p text:style-name="Standard">+1 (571)-205-2925</text:p>
      <text:p text:style-name="Standard"><text:a xlink:type="simple" xlink:href="mailto:osaintpiggy11@gmail.com" text:style-name="Internet_20_link" text:visited-style-name="Visited_20_Internet_20_Link">osaintpiggy11@gmail.com</text:a></text:p>
      <text:p text:style-name="Standard">4905 MacArthur Blvd. NW, Washington D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ek Yardas</meta:initial-creator>
    <meta:creation-date>2015-02-15T17:40:46.23</meta:creation-date>
    <dc:date>2015-02-15T18:01:46.45</dc:date>
    <dc:creator>Olek Yardas</dc:creator>
    <meta:editing-duration>PT20M59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6" meta:word-count="182" meta:character-count="909"/>
  </office:meta>
</office:document-meta>
</file>